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4EFFE8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text-properties officeooo:rsid="000efb5d" officeooo:paragraph-rsid="000efb5d"/>
    </style:style>
    <style:style style:name="P18" style:family="paragraph" style:parent-style-name="Table_20_Contents">
      <style:text-properties style:font-name="Times New Roman" fo:font-size="12pt" officeooo:rsid="00129342" officeooo:paragraph-rsid="000f3e3f" style:font-size-asian="12pt" style:font-size-complex="12p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21" style:family="paragraph" style:parent-style-name="Table_20_Contents" style:list-style-name="L3">
      <style:text-properties officeooo:paragraph-rsid="00102ea9"/>
    </style:style>
    <style:style style:name="P22" style:family="paragraph" style:parent-style-name="Table_20_Contents" style:list-style-name="L3">
      <style:text-properties officeooo:paragraph-rsid="000f3e3f"/>
    </style:style>
    <style:style style:name="P23" style:family="paragraph" style:parent-style-name="Table_20_Contents" style:list-style-name="L3">
      <style:text-properties style:font-name="Times New Roman" fo:font-size="12pt" officeooo:rsid="000f3e3f" officeooo:paragraph-rsid="00102ea9" style:font-size-asian="12pt" style:font-size-complex="12pt"/>
    </style:style>
    <style:style style:name="P24" style:family="paragraph" style:parent-style-name="Table_20_Contents">
      <style:text-properties officeooo:rsid="001a5dc2" officeooo:paragraph-rsid="001a5dc2"/>
    </style:style>
    <style:style style:name="P25" style:family="paragraph">
      <style:paragraph-properties style:writing-mode="lr-tb"/>
    </style:style>
    <style:style style:name="P2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Arial" fo:font-size="14pt" fo:font-weight="bold" officeooo:rsid="001654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" fo:font-size="12pt" officeooo:rsid="000f3e3f" style:font-size-asian="12pt" style:font-size-complex="12pt"/>
    </style:style>
    <style:style style:name="T18" style:family="text">
      <style:text-properties style:font-name="Times New Roman" fo:font-size="12pt" officeooo:rsid="00102ea9" style:font-size-asian="12pt" style:font-size-complex="12pt"/>
    </style:style>
    <style:style style:name="T19" style:family="text">
      <style:text-properties style:font-name="Times New Roman" fo:font-size="12pt" officeooo:rsid="000efb5d" style:font-size-asian="12pt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0f3e3f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font-weight="bold" officeooo:rsid="000efb5d" style:font-size-asian="12pt" style:font-weight-asian="bold" style:font-size-complex="12pt" style:font-weight-complex="bold"/>
    </style:style>
    <style:style style:name="T23" style:family="text"/>
    <style:style style:name="T24" style:family="text">
      <style:text-properties style:font-name="Times New Roman1" fo:font-size="1pt" style:font-name-asian="Times New Roman1" style:font-name-complex="Times New Roman1"/>
    </style:style>
    <style:style style:name="T25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3606048" text:id="ct5360604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52866592" text:id="ct528665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53389552" text:id="ct5338955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20" text:outline-level="1"><text:change text:change-id="ct53606048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draw:frame text:anchor-type="paragraph" draw:z-index="2" draw:style-name="gr2" draw:text-style-name="P28" svg:width="8.7768in" svg:height="4.7925in" draw:transform="skewX (5.49022312707518E-017) rotate (1.13446401379631) translate (-0.833333333333333in 5.6458552055993in)"><draw:text-box><text:p text:style-name="P27"><text:span text:style-name="T25">Draft for Comment</text:span></text:p></draw:text-box></draw:frame><text:change text:change-id="ct52866592"/><text:change-start text:change-id="ct53389552"/>Version History<text:change-end text:change-id="ct5338955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P24">Feb 20, 2016</text:p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P17">Feb 8, 201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 as well as the following specific changes:</text:p>
            <text:list xml:id="list5370032078445471434" text:style-name="L3">
              <text:list-item>
                <text:p text:style-name="P21"><text:span text:style-name="T17">Changed </text:span><text:span text:style-name="T20">4 Physical Interconnection (Normative)</text:span><text:span text:style-name="T17"> to:</text:span></text:p>
                <text:list>
                  <text:list-item>
                    <text:p text:style-name="P21"><text:span text:style-name="T18">change</text:span><text:span text:style-name="T19"> </text:span><text:span text:style-name="T17">pins </text:span><text:span text:style-name="T19">4&amp;5 from "Reserved" to "ALT_L" &amp; "ALT_H"</text:span></text:p>
                  </text:list-item>
                  <text:list-item>
                    <text:p text:style-name="P23">reduce the maximum voltage ratings down from 100V down to 27V on pins 4&amp;5</text:p>
                  </text:list-item>
                </text:list>
              </text:list-item>
              <text:list-item>
                <text:p text:style-name="P21"><text:span text:style-name="T17"><text:s/>Added new </text:span><text:span text:style-name="T21">6 ALT_L / ALT_H</text:span><text:span text:style-name="T17"> section</text:span></text:p>
              </text:list-item>
              <text:list-item>
                <text:p text:style-name="P22"><text:span text:style-name="T19">Added </text:span><text:span text:style-name="T21">6.1 </text:span><text:span text:style-name="T22">DCC Signal</text:span><text:span text:style-name="T19"> section</text:span></text:p>
              </text:list-item>
              <text:list-item>
                <text:p text:style-name="P22"><text:span text:style-name="T19">Added </text:span><text:span text:style-name="T21">9 </text:span><text:span text:style-name="T22">Injection Current (Normative)</text:span><text:span text:style-name="T19"> section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654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4:43:56.538299568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4677648" text:id="ct54677648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54672160" text:id="ct54672160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27T14:43:56.539351288">2/27/2016</text:date></text:span></text:p>
            </text:deletion>
          </text:changed-region>
          <text:changed-region xml:id="ct54671968" text:id="ct54671968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53779792" text:id="ct53779792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54680240" text:id="ct54680240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54680624" text:id="ct54680624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4EFFE871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54677648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54672160"/><text:change text:change-id="ct54671968"/><text:span text:style-name="Page_20_Number"><text:span text:style-name="MT10">Feb </text:span></text:span><text:span text:style-name="Page_20_Number"><text:span text:style-name="MT11">8</text:span></text:span><text:span text:style-name="Page_20_Number"><text:span text:style-name="MT10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4"><text:change text:change-id="ct53779792"/><text:span text:style-name="MT12">TN-</text:span><text:span text:style-name="MT13">9.</text:span><text:change text:change-id="ct54680240"/><text:change-start text:change-id="ct54680624"/><text:span text:style-name="MT13">7</text:span><text:change-end text:change-id="ct54680624"/><text:span text:style-name="MT13">.1.1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6</meta:editing-cycles>
    <meta:editing-duration>PT19H34M44S</meta:editing-duration>
    <meta:generator>LibreOffice/4.2.8.2$Linux_X86_64 LibreOffice_project/420m0$Build-2</meta:generator>
    <dc:date>2016-02-27T14:43:56.461843160</dc:date>
    <meta:printed-by>Bob Jacobsen</meta:printed-by>
    <meta:print-date>2010-09-15T08:46:04</meta:print-date>
    <dc:creator>Balazs Racz</dc:creator>
    <meta:document-statistic meta:table-count="2" meta:image-count="1" meta:object-count="0" meta:page-count="1" meta:paragraph-count="29" meta:word-count="201" meta:character-count="1195" meta:non-whitespace-character-count="1021"/>
  </office:meta>
</office:document-meta>
</file>